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0.755904498230721" calcext:value-type="float">
            <text:p>0.7559044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755904389407135" calcext:value-type="float">
            <text:p>0.7559043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755807281360928" calcext:value-type="float">
            <text:p>0.7558072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755807242819242" calcext:value-type="float">
            <text:p>0.7558072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755807188407449" calcext:value-type="float">
            <text:p>0.75580718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755787766798207" calcext:value-type="float">
            <text:p>0.7557877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755768372394862" calcext:value-type="float">
            <text:p>0.755768372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0.755748971190043" calcext:value-type="float">
            <text:p>0.755748971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0.755748887305196" calcext:value-type="float">
            <text:p>0.75574888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55729508771957" calcext:value-type="float">
            <text:p>0.7557295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75572948156606" calcext:value-type="float">
            <text:p>0.7557294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55729443024374" calcext:value-type="float">
            <text:p>0.7557294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0.755710021415132" calcext:value-type="float">
            <text:p>0.7557100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755671139654963" calcext:value-type="float">
            <text:p>0.755671139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75565175432025" calcext:value-type="float">
            <text:p>0.755651754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0.755632278299216" calcext:value-type="float">
            <text:p>0.755632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755593432813575" calcext:value-type="float">
            <text:p>0.7555934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75559339200473" calcext:value-type="float">
            <text:p>0.7555933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755515721437871" calcext:value-type="float">
            <text:p>0.755515721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755476773930119" calcext:value-type="float">
            <text:p>0.755476773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755437932978794" calcext:value-type="float">
            <text:p>0.755437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755399003608306" calcext:value-type="float">
            <text:p>0.75539900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755379554793168" calcext:value-type="float">
            <text:p>0.7553795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755301802608619" calcext:value-type="float">
            <text:p>0.7553018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755262911779818" calcext:value-type="float">
            <text:p>0.755262911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755243503773524" calcext:value-type="float">
            <text:p>0.7552435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755243487903418" calcext:value-type="float">
            <text:p>0.75524348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.755204608410407" calcext:value-type="float">
            <text:p>0.7552046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755107400609246" calcext:value-type="float">
            <text:p>0.75510740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754893626878108" calcext:value-type="float">
            <text:p>0.7548936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754835269096904" calcext:value-type="float">
            <text:p>0.754835269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0.754757521446672" calcext:value-type="float">
            <text:p>0.7547575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754718621549238" calcext:value-type="float">
            <text:p>0.754718621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" calcext:value-type="float">
            <text:p>21</text:p>
          </table:table-cell>
          <table:table-cell office:value-type="float" office:value="0.754679744323385" calcext:value-type="float">
            <text:p>0.75467974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754679737521911" calcext:value-type="float">
            <text:p>0.7546797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.754640880700479" calcext:value-type="float">
            <text:p>0.75464088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754582543323698" calcext:value-type="float">
            <text:p>0.754582543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float" office:value="0.754543693303741" calcext:value-type="float">
            <text:p>0.7545436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754466004599617" calcext:value-type="float">
            <text:p>0.7544660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754310423147147" calcext:value-type="float">
            <text:p>0.7543104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754271602600244" calcext:value-type="float">
            <text:p>0.7542716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754174397066241" calcext:value-type="float">
            <text:p>0.75417439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office:value-type="float" office:value="0.754135522107546" calcext:value-type="float">
            <text:p>0.7541355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754135456359963" calcext:value-type="float">
            <text:p>0.75413545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.754116012079142" calcext:value-type="float">
            <text:p>0.7541160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754096642614535" calcext:value-type="float">
            <text:p>0.754096642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3" calcext:value-type="float">
            <text:p>23</text:p>
          </table:table-cell>
          <table:table-cell office:value-type="float" office:value="0.75405770870973" calcext:value-type="float">
            <text:p>0.7540577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754038309772069" calcext:value-type="float">
            <text:p>0.754038309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0.753843939512908" calcext:value-type="float">
            <text:p>0.7538439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753843923642802" calcext:value-type="float">
            <text:p>0.75384392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753824529239457" calcext:value-type="float">
            <text:p>0.75382452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office:value-type="float" office:value="0.753707818211366" calcext:value-type="float">
            <text:p>0.753707818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" calcext:value-type="float">
            <text:p>27</text:p>
          </table:table-cell>
          <table:table-cell office:value-type="float" office:value="0.753649544315009" calcext:value-type="float">
            <text:p>0.75364954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7" calcext:value-type="float">
            <text:p>27</text:p>
          </table:table-cell>
          <table:table-cell office:value-type="float" office:value="0.753571796664777" calcext:value-type="float">
            <text:p>0.75357179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.753144079165649" calcext:value-type="float">
            <text:p>0.75314407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" calcext:value-type="float">
            <text:p>29</text:p>
          </table:table-cell>
          <table:table-cell office:value-type="float" office:value="0.753027520037146" calcext:value-type="float">
            <text:p>0.75302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752969166790258" calcext:value-type="float">
            <text:p>0.75296916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0.752891450880238" calcext:value-type="float">
            <text:p>0.7528914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75254149463429" calcext:value-type="float">
            <text:p>0.75254149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752269329114578" calcext:value-type="float">
            <text:p>0.75226932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75180278880139" calcext:value-type="float">
            <text:p>0.7518027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.751802779732758" calcext:value-type="float">
            <text:p>0.7518027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5098646908058" calcext:value-type="float">
            <text:p>0.7509864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750908682888661" calcext:value-type="float">
            <text:p>0.750908682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750889293019632" calcext:value-type="float">
            <text:p>0.750889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50889259012261" calcext:value-type="float">
            <text:p>0.75088925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750792082951313" calcext:value-type="float">
            <text:p>0.750792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750481047007222" calcext:value-type="float">
            <text:p>0.750481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.750247726973151" calcext:value-type="float">
            <text:p>0.750247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749917355571823" calcext:value-type="float">
            <text:p>0.7499173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.749139904008234" calcext:value-type="float">
            <text:p>0.749139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747526160195194" calcext:value-type="float">
            <text:p>0.74752616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4940982243427" calcext:value-type="float">
            <text:p>0.7449409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4494096637332" calcext:value-type="float">
            <text:p>0.7449409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44902073277361" calcext:value-type="float">
            <text:p>0.7449020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44746555305315" calcext:value-type="float">
            <text:p>0.74474655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4668841662453" calcext:value-type="float">
            <text:p>0.74466884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44591039600428" calcext:value-type="float">
            <text:p>0.7445910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4076144808049" calcext:value-type="float">
            <text:p>0.74076144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740683698163099" calcext:value-type="float">
            <text:p>0.7406836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40567075554171" calcext:value-type="float">
            <text:p>0.74056707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.740469863218695" calcext:value-type="float">
            <text:p>0.74046986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740450459746717" calcext:value-type="float">
            <text:p>0.74045045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740314660381615" calcext:value-type="float">
            <text:p>0.74031466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740100587385617" calcext:value-type="float">
            <text:p>0.74010058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740022771720644" calcext:value-type="float">
            <text:p>0.7400227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737709652732161" calcext:value-type="float">
            <text:p>0.7377096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.735649214173725" calcext:value-type="float">
            <text:p>0.73564921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735027010790377" calcext:value-type="float">
            <text:p>0.7350270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34988133564523" calcext:value-type="float">
            <text:p>0.73498813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3494925633867" calcext:value-type="float">
            <text:p>0.73494925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3494925633867" calcext:value-type="float">
            <text:p>0.734949256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34754856606455" calcext:value-type="float">
            <text:p>0.73475485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34366082080763" calcext:value-type="float">
            <text:p>0.73436608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734249105795182" calcext:value-type="float">
            <text:p>0.73424910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33646800124262" calcext:value-type="float">
            <text:p>0.7336468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73008904765328" calcext:value-type="float">
            <text:p>0.73008904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.724258005626041" calcext:value-type="float">
            <text:p>0.7242580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0.721089211320552" calcext:value-type="float">
            <text:p>0.72108921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717453919777876" calcext:value-type="float">
            <text:p>0.7174539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702855175728331" calcext:value-type="float">
            <text:p>0.70285517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0.702409229145084" calcext:value-type="float">
            <text:p>0.70240922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0.699667701174275" calcext:value-type="float">
            <text:p>0.6996677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.691736250592577" calcext:value-type="float">
            <text:p>0.691736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0.687753038711863" calcext:value-type="float">
            <text:p>0.6877530387</text:p>
          </table:table-cell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49:00.929035229</meta:creation-date>
    <dc:date>2018-03-15T17:59:45.635599099</dc:date>
    <meta:editing-duration>PT1H34S</meta:editing-duration>
    <meta:editing-cycles>1</meta:editing-cycles>
    <meta:document-statistic meta:table-count="1" meta:cell-count="315" meta:object-count="0"/>
    <meta:generator>LibreOffice/5.1.6.2$Linux_X86_64 LibreOffice_project/10m0$Build-2</meta:generator>
  </office:meta>
</office:document-meta>
</file>